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7374in"/>
    </style:style>
    <style:style style:name="co4" style:family="table-column">
      <style:table-column-properties fo:break-before="auto" style:column-width="2.9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LAST UPDATED : 7-6-13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EMARK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<text:a xlink:href="http://www.geeksforgeeks.org/archives/17028">Find the maximum element in an array which is first increasing and then decreasing</text:a></text:p>
          </table:table-cell>
          <table:table-cell office:value-type="string">
            <text:p>done</text:p>
          </table:table-cell>
          <table:table-cell office:value-type="string">
            <text:p>arra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<text:a xlink:href="http://www.geeksforgeeks.org/archives/15946">Find a Fixed Point in a given array</text:a></text:p>
          </table:table-cell>
          <table:table-cell office:value-type="string">
            <text:p>done</text:p>
          </table:table-cell>
          <table:table-cell office:value-type="string">
            <text:p>arra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<text:a xlink:href="http://www.geeksforgeeks.org/archives/12164">Count the number of occurrences in a sorted array</text:a></text:p>
          </table:table-cell>
          <table:table-cell office:value-type="string">
            <text:p>done</text:p>
          </table:table-cell>
          <table:table-cell office:value-type="string">
            <text:p>arra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<text:a xlink:href="http://www.geeksforgeeks.org/archives/11263">Program to count number of set bits in an (big) array</text:a></text:p>
          </table:table-cell>
          <table:table-cell office:value-type="string">
            <text:p>done</text:p>
          </table:table-cell>
          <table:table-cell office:value-type="string">
            <text:p>in the problems soln do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<text:a xlink:href="http://www.geeksforgeeks.org/archives/4583">Maximum and minimum of an array using minimum number of comparison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a xlink:href="http://www.geeksforgeeks.org/archives/4722">Check for Majority Element in a sorted array</text:a></text:p>
          </table:table-cell>
          <table:table-cell office:value-type="string">
            <text:p>done</text:p>
          </table:table-cell>
          <table:table-cell office:value-type="string">
            <text:p>arra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<text:a xlink:href="http://www.geeksforgeeks.org/archives/3968">Count Inversions in an array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a xlink:href="http://www.geeksforgeeks.org/archives/2105">Median of two sorted arrays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a xlink:href="http://www.geeksforgeeks.org/archives/28">Write a C program to calculate pow(x,n)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<text:a xlink:href="http://www.geeksforgeeks.org/median-of-two-sorted-arrays-of-different-sizes/">Median of two sorted arrays of different sizes</text:a>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5" office:value-type="string">
            <text:p><text:a xlink:href="http://www.geeksforgeeks.org/divide-and-conquer-set-1-find-closest-pair-of-points/">Divide and Conquer | Set 1 (Introduction)</text:a></text:p>
          </table:table-cell>
          <table:table-cell table:style-name="ce7" office:value-type="string">
            <text:p>done</text:p>
          </table:table-cell>
          <table:table-cell office:value-type="string">
            <text:p>theory... in the problems soln doc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<text:a xlink:href="http://www.geeksforgeeks.org/closest-pair-of-points/">Divide and Conquer | Set 2 (Closest Pair of Points)</text:a>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6" office:value-type="string">
            <text:p><text:a xlink:href="http://www.geeksforgeeks.org/divide-and-conquer-maximum-sum-subarray/">Divide and Conquer | Set 3 (Maximum Subarray Sum)</text:a></text:p>
          </table:table-cell>
          <table:table-cell office:value-type="string">
            <text:p>done</text:p>
          </table:table-cell>
          <table:table-cell office:value-type="string">
            <text:p>nothing to do... kadane is better than this.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<text:a xlink:href="http://www.geeksforgeeks.org/largest-rectangular-area-in-a-histogram-set-1/">Largest Rectangular Area in a Histogram | Set 1</text:a>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<text:a xlink:href="http://www.geeksforgeeks.org/divide-and-conquer-set-2-karatsuba-algorithm-for-fast-multiplication/">Divide and Conquer | Set 4 (Karatsuba algorithm for fast multiplication)</text:a>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<text:a xlink:href="http://www.geeksforgeeks.org/find-a-peak-in-a-given-array/">Find a peak element</text:a>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<text:a xlink:href="http://www.geeksforgeeks.org/find-the-point-where-a-function-becomes-negative/">Find the point where a monotonically increasing function becomes positive first time</text:a>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in the array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<text:a xlink:href="http://www.geeksforgeeks.org/find-minimum-element-in-a-sorted-and-rotated-array/">Find the minimum element in a sorted and rotated array</text:a></text:p>
          </table:table-cell>
          <table:table-cell table:style-name="ce8" office:value-type="string">
            <text:p>done</text:p>
          </table:table-cell>
          <table:table-cell table:style-name="ce8" office:value-type="string">
            <text:p>in the array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28:37</meta:creation-date>
    <dc:date>2013-08-13T22:51:32</dc:date>
    <dc:creator>tejas </dc:creator>
    <meta:editing-duration>P1DT10H46M8S</meta:editing-duration>
    <meta:editing-cycles>16</meta:editing-cycles>
    <meta:generator>LibreOffice/3.5$Linux_x86 LibreOffice_project/350m1$Build-202</meta:generator>
    <meta:document-statistic meta:table-count="3" meta:cell-count="45" meta:object-count="0"/>
  </office:meta>
</office:document-meta>
</file>